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ev-testgeekhub.pantheonsite.io/" text:style-name="Internet_20_link" text:visited-style-name="Visited_20_Internet_20_Link">https://dev-testgeekhub.pantheonsite.io/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2-01T11:05:47.658000000</dc:date>
    <meta:editing-duration>PT3M28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0"/>
  </office:meta>
</office:document-meta>
</file>